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yle_20_Arial_20_18_20_pt_20_Bold_20_Centered" style:list-style-name="">
      <style:paragraph-properties style:writing-mode="lr-tb"/>
    </style:style>
    <style:style style:name="P2" style:family="paragraph" style:parent-style-name="Heading_20__28_user_29_" style:list-style-name="" style:master-page-name="Standard_20__28_user_29_">
      <style:paragraph-properties style:page-number="auto" style:writing-mode="lr-tb"/>
      <style:text-properties fo:font-style="normal"/>
    </style:style>
    <style:style style:name="P3" style:family="paragraph" style:parent-style-name="Heading_20__28_user_29_" style:list-style-name="">
      <style:paragraph-properties style:writing-mode="lr-tb"/>
    </style:style>
    <style:style style:name="P4" style:family="paragraph" style:parent-style-name="Standard" style:list-style-name="">
      <style:paragraph-properties style:writing-mode="lr-tb"/>
    </style:style>
    <style:style style:name="P5" style:family="paragraph" style:parent-style-name="Standard" style:list-style-name="">
      <style:paragraph-properties style:writing-mode="lr-tb">
        <style:tab-stops>
          <style:tab-stop style:position="1.9689in"/>
          <style:tab-stop style:position="3.5437in" style:type="center"/>
          <style:tab-stop style:position="6.3in"/>
        </style:tab-stops>
      </style:paragraph-properties>
    </style:style>
    <style:style style:name="P6" style:family="paragraph" style:parent-style-name="Standard" style:list-style-name="">
      <style:paragraph-properties style:writing-mode="lr-tb">
        <style:tab-stops>
          <style:tab-stop style:position="4.3311in" style:type="center"/>
          <style:tab-stop style:position="6.3in"/>
        </style:tab-stops>
      </style:paragraph-properties>
    </style:style>
    <style:style style:name="P7" style:family="paragraph" style:parent-style-name="Standard" style:list-style-name="">
      <style:paragraph-properties style:writing-mode="lr-tb">
        <style:tab-stops>
          <style:tab-stop style:position="-1.2799in"/>
          <style:tab-stop style:position="-0.3937in"/>
          <style:tab-stop style:position="2.3626in" style:type="center"/>
          <style:tab-stop style:position="4.1346in"/>
          <style:tab-stop style:position="5.5126in" style:type="center"/>
          <style:tab-stop style:position="6.3in"/>
        </style:tab-stops>
      </style:paragraph-properties>
    </style:style>
    <style:style style:name="P8" style:family="paragraph" style:parent-style-name="Standard" style:list-style-name="">
      <style:paragraph-properties fo:text-align="center" style:justify-single-word="false" style:writing-mode="lr-tb"/>
      <style:text-properties style:font-name="Arial" fo:font-size="30pt" fo:font-weight="bold" style:font-name-asian="Arial" style:font-name-complex="Arial" style:font-size-complex="30pt" style:font-weight-complex="bold"/>
    </style:style>
    <style:style style:name="P9" style:family="paragraph" style:parent-style-name="Standard" style:list-style-name="">
      <style:paragraph-properties fo:text-align="justify" style:justify-single-word="false" style:writing-mode="lr-tb"/>
      <style:text-properties fo:font-size="8pt" style:font-size-complex="8pt"/>
    </style:style>
    <style:style style:name="P10" style:family="paragraph" style:parent-style-name="Standard" style:list-style-name="">
      <style:paragraph-properties style:writing-mode="lr-tb">
        <style:tab-stops>
          <style:tab-stop style:position="3.15in" style:type="center"/>
          <style:tab-stop style:position="6.3in" style:type="right"/>
        </style:tab-stops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Standard" style:list-style-name="">
      <style:paragraph-properties style:writing-mode="lr-tb">
        <style:tab-stops>
          <style:tab-stop style:position="-1.2799in" style:type="char" style:char="."/>
          <style:tab-stop style:position="2.9535in"/>
          <style:tab-stop style:position="6.2992in" style:type="right"/>
        </style:tab-stops>
      </style:paragraph-properties>
    </style:style>
    <style:style style:name="P12" style:family="paragraph" style:parent-style-name="Standard" style:list-style-name="">
      <style:paragraph-properties style:writing-mode="lr-tb">
        <style:tab-stops>
          <style:tab-stop style:position="-1.2799in" style:type="center"/>
          <style:tab-stop style:position="2.9535in"/>
          <style:tab-stop style:position="6.2992in" style:type="right"/>
        </style:tab-stops>
      </style:paragraph-properties>
    </style:style>
    <style:style style:name="P13" style:family="paragraph" style:parent-style-name="Standard" style:list-style-name="">
      <style:paragraph-properties fo:text-align="justify" style:justify-single-word="false" style:writing-mode="lr-tb"/>
      <style:text-properties fo:font-weight="bold" style:font-weight-complex="bold"/>
    </style:style>
    <style:style style:name="P14" style:family="paragraph" style:parent-style-name="Standard" style:list-style-name="">
      <style:paragraph-properties style:writing-mode="lr-tb">
        <style:tab-stops>
          <style:tab-stop style:position="2.9535in"/>
          <style:tab-stop style:position="6.2992in" style:type="right"/>
        </style:tab-stops>
      </style:paragraph-properties>
    </style:style>
    <style:style style:name="P15" style:family="paragraph" style:parent-style-name="Standard" style:list-style-name="">
      <style:paragraph-properties style:writing-mode="lr-tb">
        <style:tab-stops>
          <style:tab-stop style:position="2.7563in" style:type="right"/>
        </style:tab-stops>
      </style:paragraph-properties>
    </style:style>
    <style:style style:name="P16" style:family="paragraph" style:parent-style-name="Standard" style:list-style-name="">
      <style:paragraph-properties fo:text-align="center" style:justify-single-word="false" style:writing-mode="lr-tb"/>
    </style:style>
    <style:style style:name="P17" style:family="paragraph" style:parent-style-name="Standard" style:list-style-name="">
      <style:paragraph-properties style:writing-mode="lr-tb">
        <style:tab-stops>
          <style:tab-stop style:position="3.9374in" style:type="right"/>
        </style:tab-stops>
      </style:paragraph-properties>
    </style:style>
    <style:style style:name="P18" style:family="paragraph" style:parent-style-name="Standard" style:list-style-name="">
      <style:paragraph-properties fo:break-before="page" style:writing-mode="lr-tb">
        <style:tab-stops>
          <style:tab-stop style:position="6.2992in" style:type="right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Министерство образования и науки Российской Федерации</text:h>
      <text:h text:style-name="P3" text:outline-level="1">Санкт-Петербургский государственный университет<text:line-break/>информационных технологий, механики и оптики</text:h>
      <text:p text:style-name="P4"/>
      <text:p text:style-name="P4"/>
      <text:p text:style-name="P5"><text:span text:style-name="Input">Факультет</text:span> <text:span text:style-name="T1"><text:tab/>Информационных Технологий и Программирования<text:tab/></text:span></text:p>
      <text:p text:style-name="P6"><text:span text:style-name="Input">Направление (специальность)</text:span> <text:span text:style-name="T1"><text:tab/>прикладная математика и информатика<text:tab/></text:span></text:p>
      <text:p text:style-name="P4"><text:span text:style-name="Input">Квалификация (степень)</text:span> <text:span text:style-name="T1"><text:tab/>бакалавр прикладной математики и информатики<text:tab/></text:span></text:p>
      <text:p text:style-name="P4"><text:span text:style-name="Input">Специализация</text:span> <text:span text:style-name="T1"><text:tab/>-----------------------<text:tab/></text:span></text:p>
      <text:p text:style-name="P7"><text:span text:style-name="Input">Кафедра</text:span> <text:span text:style-name="T1"><text:tab/>Компьютерных технологий<text:tab/></text:span> <text:span text:style-name="Input">Группа</text:span> <text:span text:style-name="T1"><text:tab/></text:span><text:span text:style-name="Пояснение"><text:span text:style-name="T1">4539</text:span></text:span><text:span text:style-name="T1"><text:tab/></text:span></text:p>
      <text:p text:style-name="P4"/>
      <text:p text:style-name="P4"/>
      <text:p text:style-name="P8">ПОЯСНИТЕЛЬНАЯ ЗАПИСКА</text:p>
      <text:p text:style-name="P1">К ВЫПУСКНОЙ КВАЛИФИКАЦИОННОЙ РАБОТЕ</text:p>
      <text:p text:style-name="P10">___ ___<text:tab/><text:span text:style-name="Пояснение">Разработка системы секвенирования ДНК с использованием paired-end данных</text:span><text:span text:style-name="T2"><text:tab/></text:span></text:p>
      <text:p text:style-name="P9"/>
      <text:p text:style-name="P11"><text:span text:style-name="Input">Автор квалификационной работы</text:span> <text:span text:style-name="T1"><text:tab/>Исенбаев</text:span><text:span text:style-name="Пояснение"><text:span text:style-name="T1"> В. В.</text:span></text:span><text:span text:style-name="T1"><text:tab/></text:span> (подпись)</text:p>
      <text:p text:style-name="P4"/>
      <text:p text:style-name="P12"><text:span text:style-name="Input">Руководитель</text:span> <text:span text:style-name="T1"><text:tab/></text:span><text:span text:style-name="Пояснение"><text:span text:style-name="T1">Шалыто А. А.</text:span></text:span><text:span text:style-name="T1"><text:tab/></text:span> (подпись)</text:p>
      <text:p text:style-name="P4"/>
      <text:p text:style-name="P4"/>
      <text:p text:style-name="P4"/>
      <text:p text:style-name="P13">К ЗАЩИТЕ ДОПУСТИТЬ</text:p>
      <text:p text:style-name="P14"><text:span text:style-name="Input">Зав. кафедры</text:span> <text:span text:style-name="T1"><text:tab/></text:span><text:span text:style-name="Пояснение"><text:span text:style-name="T1">Васильев В.Н.</text:span></text:span><text:span text:style-name="T1"><text:tab/></text:span> (подпись)</text:p>
      <text:p text:style-name="P4"/>
      <text:p text:style-name="P15">« <text:s text:c="7"/>» <text:span text:style-name="T1"><text:tab/></text:span> 2009 г.</text:p>
      <text:p text:style-name="P4"/>
      <text:p text:style-name="P4"/>
      <text:p text:style-name="P4"/>
      <text:p text:style-name="P16">Санкт-Петербург, 2009 г.</text:p>
      <text:p text:style-name="P18">Квалификационная работа выполнена с оценкой <text:span text:style-name="T1"><text:tab/></text:span></text:p>
      <text:p text:style-name="P4"/>
      <text:p text:style-name="P17">Дата защиты « <text:s text:c="7"/>» <text:span text:style-name="T1"><text:tab/></text:span> 2009 г.</text:p>
      <text:p text:style-name="P4"/>
      <text:p text:style-name="P17">Секретарь ГАК <text:span text:style-name="T1"><text:tab/></text:span></text:p>
      <text:p text:style-name="P4"/>
      <text:p text:style-name="P17">Листов хранения <text:span text:style-name="T1"><text:tab/></text:span></text:p>
      <text:p text:style-name="P4"/>
      <text:p text:style-name="P17">Чертежей хранения 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4917in" style:writing-mode="page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text-autospace="ideograph-alpha"/>
      <style:text-properties fo:font-size="12pt" fo:language="ru" fo:country="RU" style:language-asian="ru" style:country-asian="RU" style:font-size-complex="12pt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ubtitle" style:family="paragraph" style:parent-style-name="Title_20__28_user_29_" style:next-style-name="Text_20_body" style:class="chapter">
      <style:paragraph-properties fo:text-align="center" style:justify-single-word="false"/>
      <style:text-properties fo:font-style="italic" style:font-style-complex="italic"/>
    </style:style>
    <style:style style:name="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Title_20__28_user_29_" style:display-name="Title (user)" style:family="paragraph" style:parent-style-name="Standard" style:next-style-name="Text_20_body">
      <style:paragraph-properties fo:margin-top="0.1665in" fo:margin-bottom="0.0835in" fo:keep-with-next="always"/>
      <style:text-properties style:font-name="Liberation Sans" fo:font-size="14pt" style:font-name-asian="DejaVu Sans1" style:font-name-complex="Liberation Sans" style:font-size-complex="14pt"/>
    </style:style>
    <style:style style:name="WW-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text-align="justify" style:justify-single-word="false" fo:keep-with-next="always"/>
      <style:text-properties fo:font-size="18pt" style:font-size-complex="18pt"/>
    </style:style>
    <style:style style:name="Heading_20__28_user_29_" style:display-name="Heading (user)" style:family="paragraph" style:parent-style-name="WW-Title">
      <style:paragraph-properties fo:margin-top="0in" fo:margin-bottom="0in" style:text-autospace="none">
        <style:tab-stops>
          <style:tab-stop style:position="6.8902in"/>
        </style:tab-stops>
      </style:paragraph-properties>
      <style:text-properties fo:font-size="12pt" style:font-size-complex="12pt"/>
    </style:style>
    <style:style style:name="WW-Title" style:family="paragraph" style:parent-style-name="Standard" style:next-style-name="Subtitle" style:default-outline-level="1" style:list-style-name="">
      <style:paragraph-properties fo:margin-top="0.1665in" fo:margin-bottom="0.0417in" fo:text-align="center" style:justify-single-word="false"/>
      <style:text-properties style:font-name="Arial" fo:font-size="16pt" fo:font-weight="bold" style:font-name-asian="Arial" style:font-name-complex="Arial" style:font-size-complex="16pt" style:font-weight-complex="bold"/>
    </style:style>
    <style:style style:name="Style_20_Arial_20_18_20_pt_20_Bold_20_Centered" style:display-name="Style Arial 18 pt Bold Centered" style:family="paragraph" style:parent-style-name="Standard">
      <style:paragraph-properties fo:margin-top="0in" fo:margin-bottom="0.1665in" fo:text-align="center" style:justify-single-word="false"/>
      <style:text-properties style:font-name="Arial" fo:font-size="18pt" fo:font-weight="bold" style:font-name-asian="Arial" style:font-name-complex="Arial" style:font-size-complex="18pt" style:font-weight-complex="bold"/>
    </style:style>
    <style:style style:name="Default_20_Paragraph_20_Font" style:display-name="Default Paragraph Font" style:family="text">
      <style:text-properties fo:font-size="12pt" fo:language="ru" fo:country="RU" style:language-asian="ru" style:country-asian="RU" style:font-size-complex="12pt"/>
    </style:style>
    <style:style style:name="Input" style:family="text" style:parent-style-name="Default_20_Paragraph_20_Font">
      <style:text-properties fo:font-weight="bold" style:language-asian="none" style:country-asian="none" style:font-weight-complex="bold"/>
    </style:style>
    <style:style style:name="Пояснение" style:family="text" style:parent-style-name="Default_20_Paragraph_20_Font">
      <style:text-properties fo:font-style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9in" fo:page-height="11.6945in" style:num-format="1" style:print-orientation="portrait" fo:margin-top="0.5909in" fo:margin-bottom="0.3937in" fo:margin-left="0.9846in" fo:margin-right="0.9846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_20__28_user_29_" style:display-name="Standard (user)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30T06:56:00</meta:creation-date>
    <dc:date>2010-06-08T12:49:36</dc:date>
    <meta:print-date>1601-01-01T00:00:00</meta:print-date>
    <meta:document-statistic meta:table-count="0" meta:image-count="0" meta:object-count="0" meta:page-count="2" meta:paragraph-count="21" meta:word-count="99" meta:character-count="879"/>
    <meta:generator>OpenOffice.org/3.2$Unix OpenOffice.org_project/320m12$Build-9483</meta:generator>
  </office:meta>
</office:document-meta>
</file>